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svg:stroke-color="#333333" draw:marker-start="Arrowheads_20_2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02cm" svg:stroke-color="#33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3.927cm"/>
    </style:style>
    <style:style style:name="gr8" style:family="graphic" style:parent-style-name="standard">
      <style:graphic-properties svg:stroke-width="0.025cm" svg:stroke-color="#333333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 draw:shadow-offset-x="0.203cm" draw:shadow-offset-y="0.203cm"/>
    </style:style>
    <style:style style:name="gr9" style:family="graphic" style:parent-style-name="standard">
      <style:graphic-properties svg:stroke-width="0.025cm" svg:stroke-color="#333333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svg:stroke-color="#333333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86cm" svg:height="4.421cm" svg:x="4.381cm" svg:y="4.7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47cm" svg:height="1.768cm" svg:x="4.774cm" svg:y="5.1cm">
          <text:p text:style-name="P1"><text:span text:style-name="T1">Control 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33cm" svg:height="1.768cm" svg:x="8.016cm" svg:y="5.1cm">
          <text:p text:style-name="P1"><text:span text:style-name="T1">Arithmetic Logic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cm" svg:height="1.768cm" svg:x="12.044cm" svg:y="5.1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74cm" svg:y1="8.244cm" svg:x2="15.876cm" svg:y2="8.244cm">
          <text:p text:style-name="P1"/>
          <text:p text:style-name="P1"/>
        </draw:line>
        <draw:line draw:style-name="gr5" draw:text-style-name="P1" draw:layer="layout" svg:x1="6.17cm" svg:y1="6.889cm" svg:x2="6.17cm" svg:y2="8.244cm">
          <text:p/>
        </draw:line>
        <draw:line draw:style-name="gr5" draw:text-style-name="P1" draw:layer="layout" svg:x1="9.806cm" svg:y1="6.89cm" svg:x2="9.806cm" svg:y2="8.245cm">
          <text:p/>
        </draw:line>
        <draw:line draw:style-name="gr5" draw:text-style-name="P1" draw:layer="layout" svg:x1="14.061cm" svg:y1="6.89cm" svg:x2="14.061cm" svg:y2="8.245cm">
          <text:p/>
        </draw:line>
        <draw:frame draw:style-name="gr6" draw:text-style-name="P3" draw:layer="layout" svg:width="1.357cm" svg:height="0.806cm" svg:x="9.141cm" svg:y="8.384cm">
          <draw:text-box>
            <text:p text:style-name="P3"><text:span text:style-name="T2">Bus</text:span></text:p>
          </draw:text-box>
        </draw:frame>
        <draw:frame draw:style-name="gr7" draw:text-style-name="P4" draw:layer="layout" svg:width="4.96cm" svg:height="0.729cm" svg:x="4.422cm" svg:y="4.048cm">
          <draw:text-box>
            <text:p text:style-name="P4"><text:span text:style-name="T3">Central Processing Unit</text:span></text:p>
          </draw:text-box>
        </draw:frame>
        <draw:custom-shape draw:style-name="gr8" draw:text-style-name="P1" draw:layer="layout" svg:width="2.032cm" svg:height="4.46cm" svg:x="1.127cm" svg:y="4.6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032cm" svg:height="4.445cm" svg:x="17.637cm" svg:y="4.68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159cm" svg:y1="6.842cm" svg:x2="4.429cm" svg:y2="6.842cm">
          <text:p/>
        </draw:line>
        <draw:line draw:style-name="gr10" draw:text-style-name="P1" draw:layer="layout" svg:x1="16.367cm" svg:y1="6.969cm" svg:x2="17.637cm" svg:y2="6.969cm">
          <text:p/>
        </draw:line>
        <draw:frame draw:style-name="gr6" draw:text-style-name="P3" draw:layer="layout" svg:width="1.357cm" svg:height="0.806cm" svg:x="9.142cm" svg:y="8.384cm">
          <draw:text-box>
            <text:p text:style-name="P3"><text:span text:style-name="T2">Bus</text:span></text:p>
          </draw:text-box>
        </draw:frame>
        <draw:frame draw:style-name="gr6" draw:text-style-name="P3" draw:layer="layout" svg:width="1.603cm" svg:height="0.806cm" svg:x="1.381cm" svg:y="6.334cm">
          <draw:text-box>
            <text:p text:style-name="P3"><text:span text:style-name="T2">RAM</text:span></text:p>
          </draw:text-box>
        </draw:frame>
        <draw:frame draw:style-name="gr6" draw:text-style-name="P3" draw:layer="layout" svg:width="1.167cm" svg:height="0.806cm" svg:x="18.018cm" svg:y="6.461cm">
          <draw:text-box>
            <text:p text:style-name="P3"><text:span text:style-name="T2">I/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iolo</meta:initial-creator>
    <meta:creation-date>2016-05-17T00:27:37.592109112</meta:creation-date>
    <dc:date>2016-05-17T02:25:24.158372972</dc:date>
    <dc:creator>Samuel Riolo</dc:creator>
    <meta:editing-duration>PT23M</meta:editing-duration>
    <meta:editing-cycles>9</meta:editing-cycles>
    <meta:generator>LibreOffice/4.2.8.2$Linux_X86_64 LibreOffice_project/420m0$Build-2</meta:generator>
    <meta:document-statistic meta:object-count="17"/>
  </office:meta>
</office:document-meta>
</file>